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8000000285385A0406C6080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Helvetica" svg:font-family="Helvetica"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start" style:justify-single-word="false" style:text-autospace="none"/>
      <style:text-properties style:font-name="Arial2" fo:font-size="10pt" style:font-size-asian="10pt" style:font-size-complex="10pt"/>
    </style:style>
    <style:style style:name="P3" style:family="paragraph" style:parent-style-name="Standard">
      <style:paragraph-properties fo:text-align="start" style:justify-single-word="false" style:text-autospace="none"/>
      <style:text-properties style:use-window-font-color="true" style:font-name="Arial2" fo:font-size="10pt" fo:language="es" fo:country="ES" fo:font-style="normal" style:text-underline-style="solid" style:text-underline-width="auto" style:text-underline-color="font-color" fo:font-weight="normal" officeooo:paragraph-rsid="000fa4c9" style:font-name-asian="Helvetica" style:font-size-asian="10pt" style:language-asian="zxx" style:country-asian="none" style:font-style-asian="normal" style:font-weight-asian="normal" style:font-name-complex="Arial2" style:font-size-complex="10pt" style:language-complex="ar" style:country-complex="SA" style:font-style-complex="normal" style:font-weight-complex="normal"/>
    </style:style>
    <style:style style:name="P4"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5"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6"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7" style:family="paragraph" style:parent-style-name="Standard">
      <style:paragraph-properties fo:margin-left="1.251cm" fo:margin-right="0cm" fo:text-align="start" style:justify-single-word="false" fo:text-indent="0cm" style:auto-text-indent="false" style:text-autospace="none"/>
      <style:text-properties style:font-name="Arial2" fo:font-size="10pt" style:font-size-asian="10pt" style:font-size-complex="10pt"/>
    </style:style>
    <style:style style:name="P8" style:family="paragraph" style:parent-style-name="Standard">
      <style:paragraph-properties fo:margin-left="1.251cm" fo:margin-right="0cm" fo:text-align="start" style:justify-single-word="false" fo:text-indent="0cm" style:auto-text-indent="false" style:text-autospace="none"/>
      <style:text-properties fo:color="#000000" style:font-name="Arial2" fo:font-size="10pt" style:font-size-asian="10pt" style:font-size-complex="10pt"/>
    </style:style>
    <style:style style:name="P9" style:family="paragraph" style:parent-style-name="Standard">
      <style:paragraph-properties fo:margin-left="3.752cm" fo:margin-right="0cm" fo:text-align="justify" style:justify-single-word="false" fo:text-indent="-0.635cm" style:auto-text-indent="false" style:text-autospace="none"/>
      <style:text-properties fo:color="#000000" style:font-name="Arial2" fo:font-size="10pt" style:font-size-asian="10pt" style:font-size-complex="10pt"/>
    </style:style>
    <style:style style:name="P10" style:family="paragraph" style:parent-style-name="Standard" style:master-page-name="Standard">
      <style:paragraph-properties fo:text-align="start" style:justify-single-word="false" style:page-number="1" style:text-autospace="none"/>
      <style:text-properties style:font-name="Arial2" fo:font-size="10pt" fo:font-weight="normal" style:font-name-asian="Helvetica" style:font-size-asian="10pt" style:font-weight-asian="normal" style:font-name-complex="Helvetica" style:font-size-complex="10pt" style:font-weight-complex="normal"/>
    </style:style>
    <style:style style:name="P11" style:family="paragraph" style:parent-style-name="Standard" style:list-style-name="L1">
      <style:paragraph-properties fo:text-align="start" style:justify-single-word="false" style:text-autospace="none"/>
      <style:text-properties style:font-name="Arial2" fo:font-size="10pt" style:font-size-asian="10pt" style:font-size-complex="10pt"/>
    </style:style>
    <style:style style:name="P12" style:family="paragraph" style:parent-style-name="Standard" style:list-style-name="L1">
      <style:paragraph-properties fo:text-align="start" style:justify-single-word="false" style:text-autospace="none"/>
      <style:text-properties style:font-name="Arial2" fo:font-size="10pt" officeooo:paragraph-rsid="000d80c2" style:font-size-asian="10pt" style:font-size-complex="10pt"/>
    </style:style>
    <style:style style:name="P13" style:family="paragraph" style:parent-style-name="Standard" style:list-style-name="L1">
      <style:paragraph-properties fo:text-align="start" style:justify-single-word="false" style:text-autospace="none"/>
      <style:text-properties style:font-name="Arial2" fo:font-size="10pt" officeooo:paragraph-rsid="001133ab" style:font-size-asian="10pt" style:font-size-complex="10pt"/>
    </style:style>
    <style:style style:name="P14" style:family="paragraph" style:parent-style-name="Standard" style:list-style-name="L1">
      <style:paragraph-properties fo:text-align="start" style:justify-single-word="false" style:text-autospace="none"/>
      <style:text-properties style:font-name="Arial2" fo:font-size="10pt" officeooo:paragraph-rsid="000fa4c9" style:font-size-asian="10pt" style:font-size-complex="10pt"/>
    </style:style>
    <style:style style:name="P15" style:family="paragraph" style:parent-style-name="Standard">
      <style:paragraph-properties fo:text-align="start" style:justify-single-word="false" style:text-autospace="none"/>
      <style:text-properties style:font-name="Arial2" fo:font-size="10pt" style:font-size-asian="10pt" style:font-size-complex="10pt"/>
    </style:style>
    <style:style style:name="P16" style:family="paragraph" style:parent-style-name="Standard">
      <style:paragraph-properties fo:text-align="start" style:justify-single-word="false" style:text-autospace="none"/>
      <style:text-properties style:font-name="Arial2" fo:font-size="10pt" officeooo:paragraph-rsid="00143882" style:font-size-asian="10pt" style:font-size-complex="10pt"/>
    </style:style>
    <style:style style:name="P17" style:family="paragraph" style:parent-style-name="Standard" style:list-style-name="L1">
      <style:paragraph-properties fo:text-align="start" style:justify-single-word="false" style:text-autospace="none"/>
      <style:text-properties style:font-name="Arial2" fo:font-size="10pt" officeooo:rsid="000f4ab7" officeooo:paragraph-rsid="000f4ab7" style:font-size-asian="10pt" style:font-size-complex="10pt"/>
    </style:style>
    <style:style style:name="P18" style:family="paragraph" style:parent-style-name="Standard" style:list-style-name="L1">
      <style:paragraph-properties fo:text-align="start" style:justify-single-word="false" style:text-autospace="none"/>
      <style:text-properties style:font-name="Arial2" fo:font-size="10pt" officeooo:rsid="000f4ab7" officeooo:paragraph-rsid="001133ab" style:font-size-asian="10pt" style:font-size-complex="10pt"/>
    </style:style>
    <style:style style:name="P19" style:family="paragraph" style:parent-style-name="Standard" style:list-style-name="L1">
      <style:paragraph-properties fo:text-align="start" style:justify-single-word="false" style:text-autospace="none"/>
      <style:text-properties style:font-name="Arial2" fo:font-size="10pt" fo:font-style="normal" officeooo:rsid="000f4ab7" officeooo:paragraph-rsid="001133ab" style:font-size-asian="10pt" style:font-style-asian="normal" style:font-size-complex="10pt" style:font-style-complex="normal"/>
    </style:style>
    <style:style style:name="P20" style:family="paragraph" style:parent-style-name="Standard" style:list-style-name="L1">
      <style:paragraph-properties fo:text-align="start" style:justify-single-word="false" style:text-autospace="none"/>
      <style:text-properties style:font-name="Arial2" fo:font-size="10pt" fo:font-weight="bold" officeooo:rsid="001492b8" officeooo:paragraph-rsid="001492b8" style:font-size-asian="10pt" style:font-weight-asian="bold" style:font-size-complex="10pt" style:font-weight-complex="bold"/>
    </style:style>
    <style:style style:name="P21" style:family="paragraph">
      <style:paragraph-properties style:writing-mode="lr-tb"/>
    </style:style>
    <style:style style:name="P22" style:family="paragraph">
      <style:paragraph-properties style:text-autospace="none"/>
    </style:style>
    <style:style style:name="P23" style:family="paragraph">
      <loext:graphic-properties draw:fill="none" draw:fill-color="#ffffff"/>
      <style:paragraph-properties style:writing-mode="lr-tb"/>
    </style:style>
    <style:style style:name="P24" style:family="paragraph">
      <loext:graphic-properties draw:fill="none" draw:fill-color="#ffffff"/>
      <style:paragraph-properties fo:text-align="center"/>
    </style:style>
    <style:style style:name="T1" style:family="text">
      <style:text-properties fo:font-weight="normal" style:font-name-asian="Helvetica" style:font-weight-asian="normal" style:font-name-complex="Helvetica" style:font-weight-complex="normal"/>
    </style:style>
    <style:style style:name="T2" style:family="text">
      <style:text-properties fo:font-weight="normal" officeooo:rsid="000d80c2" style:font-name-asian="Helvetica" style:font-weight-asian="normal" style:font-name-complex="Helvetica" style:font-weight-complex="normal"/>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officeooo:rsid="000f4ab7"/>
    </style:style>
    <style:style style:name="T6" style:family="text">
      <style:text-properties fo:font-style="normal" style:font-style-asian="normal" style:font-style-complex="normal"/>
    </style:style>
    <style:style style:name="T7" style:family="text">
      <style:text-properties officeooo:rsid="001133ab"/>
    </style:style>
    <style:style style:name="T8" style:family="text">
      <style:text-properties officeooo:rsid="0012f967"/>
    </style:style>
    <style:style style:name="T9" style:family="text">
      <style:text-properties officeooo:rsid="00143882"/>
    </style:style>
    <style:style style:name="T10" style:family="text">
      <style:text-properties fo:font-weight="bold" style:font-weight-asian="bold" style:font-weight-complex="bold"/>
    </style:style>
    <style:style style:name="T11" style:family="text">
      <style:text-properties fo:font-weight="bold" officeooo:rsid="00143882" style:font-weight-asian="bold" style:font-weight-complex="bold"/>
    </style:style>
    <style:style style:name="T12" style:family="text"/>
    <style:style style:name="T13"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14"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5"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6"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list xml:id="list8627709362743532204" text:style-name="L1">
        <text:list-item>
          <text:p text:style-name="P11"><text:span text:style-name="T1"><text:s/>Comprobar desde el entorno gráfico </text:span><text:span text:style-name="T2">que IP tenemos en nuestro ordenador.</text:span></text:p>
          <text:p text:style-name="P11"/>
        </text:list-item>
        <text:list-item>
          <text:p text:style-name="P11">Comprobar si llegamos a otros equipos de clase.</text:p>
          <text:p text:style-name="P11">ping 172.20.222.1XX, donde 1XX será el número de PC que está en mi fila</text:p>
        </text:list-item>
      </text:list>
      <text:p text:style-name="P2"/>
      <text:p text:style-name="P7">NOTA: El comando ping en windows dispone del parámetro -t para hacer un ping “infinito”.</text:p>
      <text:p text:style-name="P8"><text:tab/>El comando ping en los distribuciones GNU/Linux dispone entro otros de los parámetros:</text:p>
      <text:p text:style-name="P9">"-i:" Espera x segundos entre el envío de cada paquete ICMP. El tiempo estándar es 1 segundo. También sirve para, en el caso de que el host origen tenga más de un interfaz, identificar por que interfaz se realizará el ping.</text:p>
      <text:p text:style-name="P9">"-c número:" Especifica el número de pings a hacer, por defecto es infinito, o hasta que se detenga al programa, Esta opción permite una vez que se haya pasado el número de pings especificados, se detenga.</text:p>
      <text:p text:style-name="P9">"-s:" Especifica el tamaño de la porción de datos del paquete ICMP. El tamaño estándar es 56 bytes de datos (+ 20 bytes fijos de la cabecera IP + 8 bytes de la cabecera ICMP, en total 84 bytes).</text:p>
      <text:p text:style-name="P9">"-t:" Especifica el tiempo de vida (TTL) de los paquetes a enviar. El tiempo de vida estándar <text:span text:style-name="T4">variará según la versión de sistema operativo</text:span>, siendo el máximo en todos los casos de 255.</text:p>
      <text:p text:style-name="P9">"-n:" Especifica que no habrá salida a nombre de host DNS, solo numérica (dirección IP).</text:p>
      <text:p text:style-name="P2"/>
      <text:list xml:id="list101554653873397" text:continue-numbering="true" text:style-name="L1">
        <text:list-item>
          <text:p text:style-name="P12">Utilizando la información del siguiente artículo <text:a xlink:type="simple" xlink:href="http://ubunlog.com/como-comprobar-los-puertos-en-uso-en-linux/" text:style-name="Internet_20_link" text:visited-style-name="Visited_20_Internet_20_Link">http://ubunlog.com/como-comprobar-los-puertos-en-uso-en-linux/</text:a> indica:</text:p>
          <text:list>
            <text:list-item>
              <text:p text:style-name="P11"><text:s/>¿Para qué sirven nmap y netstat?. </text:p>
            </text:list-item>
          </text:list>
        </text:list-item>
      </text:list>
      <text:p text:style-name="P2"><text:tab/><text:tab/><text:span text:style-name="T11">Nmap: Permite realizar multitud de escanos,</text:span></text:p>
      <text:p text:style-name="P16"><text:span text:style-name="T11"><text:tab/><text:tab/>netstat: presenta unos parametros mucho mas sencillos de memorizar</text:span></text:p>
      <text:list xml:id="list101554149189896" text:continue-numbering="true" text:style-name="L1">
        <text:list-item>
          <text:list>
            <text:list-item>
              <text:p text:style-name="P11">¿Cuál es la principal diferencia entre ellos?.</text:p>
            </text:list-item>
          </text:list>
        </text:list-item>
      </text:list>
      <text:p text:style-name="P2"><text:tab/><text:tab/><text:span text:style-name="T11">Varia la sintaxis</text:span></text:p>
      <text:p text:style-name="P2"><text:tab/><text:tab/></text:p>
      <text:list xml:id="list101553354210582" text:continue-numbering="true" text:style-name="L1">
        <text:list-item>
          <text:p text:style-name="P11">Comprobar si tenemos instalado el comando nmap (scaneador de puertos), si no lo está instalarlo.</text:p>
          <text:p text:style-name="P11"/>
          <text:p text:style-name="P11">El programa dpkg es la base del sistema de gestión de paquetes de Debian GNU/Linux. Se utiliza para instalar, quitar, y proporcionar información sobre los paquetes .deb. Formato que utiliza también Ubuntu. dpkg es en sí misma una herramienta de bajo nivel; se necesita un frontal de alto nivel para traer los paquetes desde lugares remotos o resolver conflictos complejos en las dependencias de paquetes. Esta herramienta de alto nivel es apt.</text:p>
          <text:p text:style-name="P11"/>
          <text:p text:style-name="P11">Para saber si tenemos instalado <text:s/>nmap</text:p>
          <text:p text:style-name="P11">sudo dpkg -l | grep nmap</text:p>
          <text:p text:style-name="P11"/>
          <text:p text:style-name="P11">Para instalarlo si no está:</text:p>
          <text:p text:style-name="P17">sudo apt-get update</text:p>
          <text:p text:style-name="P11"><text:span text:style-name="T5">sudo </text:span>apt-get install nmap</text:p>
          <text:p text:style-name="P11"/>
        </text:list-item>
        <text:list-item>
          <text:p text:style-name="P11">Mirar los puertos abiertos tanto para la interfaz localhost, como para la interfaz <text:span text:style-name="T8">de la tarjeta de red</text:span> y analizamos lo que nos devuelve en cada una de las IP</text:p>
          <text:p text:style-name="P11">nmap 127.0.0.1</text:p>
          <text:p text:style-name="P11">nmap 172.20.222.1xx <text:s/>(donde xx es el puesto en el que estás)</text:p>
          <text:p text:style-name="P11"/>
        </text:list-item>
        <text:list-item>
          <text:p text:style-name="P11"><text:s/>Ir al navegador y poner 127.0.0.1. ¿Qué nos devuelve?.</text:p>
          <text:p text:style-name="P20">NADA</text:p>
        </text:list-item>
        <text:list-item>
          <text:p text:style-name="P11">Vamos a instalar un servidor web, concretamente instalamos el servidor web apache. </text:p>
          <text:p text:style-name="P11">sudo apt-get install apache2</text:p>
          <text:p text:style-name="P11"><text:soft-page-break/></text:p>
        </text:list-item>
        <text:list-item>
          <text:p text:style-name="P11"><text:s/>Repetimos nmap a las dos interfaces. ¿En qué interfaces se ha registrado Apache y con qué puerto?</text:p>
          <text:p text:style-name="P11"/>
        </text:list-item>
        <text:list-item>
          <text:p text:style-name="P11">Utiliza el comando netstat y la información del articulo anterior, para ver los puertos en los que está escuchando tu PC.</text:p>
          <text:p text:style-name="P11"><text:s/></text:p>
        </text:list-item>
        <text:list-item>
          <text:p text:style-name="P13">Ir al navegador y <text:s/>poner 127.0.0.1, ¿Qué nos devuelve?.</text:p>
          <text:p text:style-name="P13"><text:span text:style-name="T7">Abre otra pestaña en e</text:span>I navegador y <text:s/>poner 172.20.222.1XX, ¿Qué nos devuelve?.</text:p>
          <text:p text:style-name="P13"/>
        </text:list-item>
        <text:list-item>
          <text:p text:style-name="P13"><text:s/><text:span text:style-name="T5">Ejecuta el comando </text:span></text:p>
          <text:p text:style-name="P13">sudo apache2ctl -S</text:p>
          <text:p text:style-name="P18">Entre la información que te devuelve esta directorio raíz de tu sitio. Ejemplo</text:p>
          <text:p text:style-name="P13"><draw:frame draw:style-name="fr2" draw:name="Imagen1" text:anchor-type="paragraph" svg:x="1.907cm" svg:y="0.139cm" svg:width="7.572cm" svg:height="0.621cm" draw:z-index="6"><draw:image xlink:href="Pictures/10000201000001E8000000285385A0406C608048.png" xlink:type="simple" xlink:show="embed" xlink:actuate="onLoad"/></draw:frame></text:p>
          <text:p text:style-name="P18">Vete al directorio de tu servidor que va a ser el raíz del sitio web. En el caso del ejemplo sería:</text:p>
          <text:p text:style-name="P18">cd <text:s/>/<text:span text:style-name="T3">var/</text:span><text:span text:style-name="T6">www/html</text:span></text:p>
          <text:p text:style-name="P19"/>
          <text:p text:style-name="P18">Y saca su contenido:</text:p>
          <text:p text:style-name="P18">ls </text:p>
          <text:p text:style-name="P18">Fijate que tienes un fichero denominado index.html.</text:p>
          <text:p text:style-name="P18"/>
          <text:p text:style-name="P13">Vamos a editar el contenido de la página raíz de nuestro sitio y cambia el contenido del cuerpo de la pagina index.html, por lo que quieras</text:p>
          <text:p text:style-name="P13">sudo gedit /var/www/html/index.html</text:p>
          <text:p text:style-name="P14"/>
        </text:list-item>
        <text:list-item>
          <text:p text:style-name="P13"><text:s/>Ir al navegador y <text:s/>poner 127.0.0.1, ¿Qué nos devuelve?.</text:p>
          <text:p text:style-name="P13"/>
        </text:list-item>
        <text:list-item>
          <text:p text:style-name="P13">Ir al navegador y <text:s/>poner 172.20.222.1XX, ¿Qué nos devuelve?.</text:p>
          <text:p text:style-name="P14"/>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Helvetica" svg:font-family="Helvetica"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2" draw:style-name="Mgr2" draw:text-style-name="MP4" svg:width="19.021cm" svg:height="1.276cm" svg:x="-0.751cm" svg:y="0.233cm"><draw:text-box><text:p text:style-name="MP2"><text:span text:style-name="MT4">INFORMATIKA-SISTEMAK / SISTEMAS INFORMÁTICOS</text:span></text:p></draw:text-box></draw:frame><draw:rect text:anchor-type="paragraph" draw:z-index="3" draw:style-name="Mgr3" draw:text-style-name="MP5" svg:width="19.52cm" svg:height="3.811cm" svg:x="-1.251cm" svg:y="0cm"><text:p/></draw:rect></text:p>
      </style:header>
      <style:header-left>
        <text:p text:style-name="Header_20_left"/>
      </style:header-left>
      <style:footer>
        <text:p text:style-name="MP6"><draw:frame draw:style-name="Mfr1"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1" draw:name="Frame2" text:anchor-type="paragraph" svg:y="0.002cm" svg:width="0.563cm" draw:z-index="5"><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2-14T12:30:03.65</meta:creation-date>
    <meta:editing-cycles>41</meta:editing-cycles>
    <meta:editing-duration>PT9H1M19S</meta:editing-duration>
    <meta:initial-creator>Blanca I-I</meta:initial-creator>
    <dc:date>2018-01-24T10:15:52.776585508</dc:date>
    <meta:document-statistic meta:table-count="0" meta:image-count="1" meta:object-count="0" meta:page-count="2" meta:paragraph-count="50" meta:word-count="621" meta:character-count="3651" meta:non-whitespace-character-count="3066"/>
    <meta:user-defined meta:name="Info 1"/>
    <meta:user-defined meta:name="Info 2"/>
    <meta:user-defined meta:name="Info 3"/>
    <meta:user-defined meta:name="Info 4"/>
  </office:meta>
</office:document-meta>
</file>